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style:font-name="Liberation Sans"/>
    </style:style>
    <style:style style:name="P2" style:family="paragraph" style:parent-style-name="Footer">
      <style:text-properties style:font-name="Liberation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ans"/>
    </style:style>
    <style:style style:name="MP2" style:family="paragraph" style:parent-style-name="Footer">
      <style:text-properties style:font-name="Liberation Sans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Nebenläufige Programmierung<text:tab/><text:tab/>Übungszettel 1</text:p>
      </style:header>
      <style:footer>
        <text:p text:style-name="MP2">Martin Griesser<text:tab/>Gruppe 4<text:tab/>Peter Kirk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Griesser</meta:initial-creator>
    <meta:creation-date>2014-10-20T13:57:08</meta:creation-date>
    <dc:date>2014-10-20T13:59:40</dc:date>
    <dc:creator>Martin Griesser</dc:creator>
    <meta:editing-duration>P0D</meta:editing-duration>
    <meta:editing-cycles>1</meta:editing-cycles>
    <meta:document-statistic meta:table-count="0" meta:image-count="0" meta:object-count="0" meta:page-count="1" meta:paragraph-count="2" meta:word-count="10" meta:character-count="78" meta:non-whitespace-character-count="69"/>
    <meta:generator>LibreOffice/3.5$Linux_X86_64 LibreOffice_project/350m1$Build-2</meta:generator>
  </office:meta>
</office:document-meta>
</file>